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d56f" officeooo:paragraph-rsid="0010d56f"/>
    </style:style>
    <style:style style:name="P2" style:family="paragraph" style:parent-style-name="Standard">
      <style:text-properties officeooo:rsid="0010d56f" officeooo:paragraph-rsid="0010d56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officeooo:rsid="0011df54" style:font-style-asian="italic" style:font-style-complex="italic"/>
    </style:style>
    <style:style style:name="T3" style:family="text">
      <style:text-properties style:text-underline-style="dotted" style:text-underline-width="auto" style:text-underline-color="font-color"/>
    </style:style>
    <style:style style:name="T4" style:family="text">
      <style:text-properties officeooo:rsid="0011df54"/>
    </style:style>
    <style:style style:name="T5" style:family="text">
      <style:text-properties officeooo:rsid="0015ab35"/>
    </style:style>
    <style:style style:name="T6" style:family="text">
      <style:text-properties officeooo:rsid="00165b7a"/>
    </style:style>
    <style:style style:name="T7" style:family="text">
      <style:text-properties officeooo:rsid="0016f2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Requirements:</text:p>
      <text:p text:style-name="P1"/>
      <text:p text:style-name="P1">accounts(<text:span text:style-name="T1">uid</text:span>, <text:span text:style-name="T3">username</text:span>, password)</text:p>
      <text:p text:style-name="P1"><text:tab/><text:span text:style-name="T4">username NOT NULL</text:span></text:p>
      <text:p text:style-name="P1"><text:tab/><text:span text:style-name="T4">username UNIQUE</text:span></text:p>
      <text:p text:style-name="P1">videos(<text:span text:style-name="T1">id</text:span>, <text:span text:style-name="T2">uploader</text:span>, display_name, video_file)</text:p>
      <text:p text:style-name="P1"><text:tab/>videos(<text:span text:style-name="T4">uploader</text:span>) <text:span text:style-name="T4">MUST EXIST IN</text:span> accounts(uid)</text:p>
      <text:p text:style-name="P1"><text:tab/><text:span text:style-name="T6">video_file NOT NULL</text:span></text:p>
      <text:p text:style-name="P1"><text:tab/><text:span text:style-name="T6">video_file UNIQUE</text:span></text:p>
      <text:p text:style-name="P1"><text:tab/><text:span text:style-name="T7">video_file = id + “.” + file extension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2:46:42.470545825</meta:creation-date>
    <dc:date>2019-09-16T12:54:32.179865846</dc:date>
    <meta:editing-duration>PT1H34M20S</meta:editing-duration>
    <meta:editing-cycles>4</meta:editing-cycles>
    <meta:generator>LibreOffice/5.3.7.2.0$Linux_X86_64 LibreOffice_project/30m0$Build-2</meta:generator>
    <meta:document-statistic meta:table-count="0" meta:image-count="0" meta:object-count="0" meta:page-count="1" meta:paragraph-count="9" meta:word-count="32" meta:character-count="257" meta:non-whitespace-character-count="228"/>
  </office:meta>
</office:document-meta>
</file>